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5">
      <style:paragraph-properties fo:line-height="8.5pt"/>
    </style:style>
    <style:style style:family="text" style:name="T28">
      <style:text-properties style:text-underline-type="single" style:text-underline-style="solid" style:text-underline-width="auto" style:text-underline-color="font-color" fo:font-weight="bold"/>
    </style:style>
    <style:style style:family="text" style:name="T29">
      <style:text-properties style:text-underline-type="none" style:text-underline-width="auto" fo:font-weight="bold"/>
    </style:style>
    <style:style style:family="text" style:name="T30">
      <style:text-properties style:text-underline-type="single" style:text-underline-style="solid" style:text-underline-width="auto" style:text-underline-color="font-color" fo:font-weight="bold"/>
    </style:style>
    <style:style style:family="text" style:name="T31">
      <style:text-properties style:text-underline-type="none" style:text-underline-width="auto" fo:font-weight="bold"/>
    </style:style>
    <style:style style:family="text" style:name="T32">
      <style:text-properties style:text-underline-type="single" style:text-underline-style="solid" style:text-underline-width="auto" style:text-underline-color="font-color" fo:font-weight="bold"/>
    </style:style>
    <style:style style:family="text" style:name="T33">
      <style:text-properties style:text-underline-type="single" style:text-underline-style="solid" style:text-underline-width="auto" style:text-underline-color="font-color" fo:font-weight="bold"/>
    </style:style>
    <style:style style:family="paragraph" style:name="P36">
      <style:paragraph-properties fo:line-height="8.5pt"/>
    </style:style>
    <style:style style:family="text" style:name="T34">
      <style:text-properties style:text-underline-type="single" style:text-underline-style="solid" style:text-underline-width="auto" style:text-underline-color="font-color" fo:font-weight="bold"/>
    </style:style>
    <style:style style:parent-style-name="605" style:family="paragraph" style:name="P37">
      <style:paragraph-properties fo:text-align="center"/>
    </style:style>
    <style:style style:family="text" style:name="T35">
      <style:text-properties fo:font-weight="bold"/>
    </style:style>
    <style:style style:family="text" style:name="T36">
      <style:text-properties fo:font-weight="bold"/>
    </style:style>
    <style:style style:family="paragraph" style:name="P38">
      <style:paragraph-properties fo:line-height="11.3pt" fo:margin-bottom="9.9pt"/>
    </style:style>
    <style:style style:family="text" style:name="T37">
      <style:text-properties fo:font-weight="bold"/>
    </style:style>
    <style:style style:family="text" style:name="T38">
      <style:text-properties fo:font-weight="bold"/>
    </style:style>
    <style:style style:family="text" style:name="T39">
      <style:text-properties fo:font-weight="bold"/>
    </style:style>
    <style:style style:family="paragraph" style:name="P39">
      <style:paragraph-properties fo:line-height="11.3pt" fo:text-align="center" fo:margin-left="0cm" fo:margin-right="0cm" fo:text-indent="0cm" fo:margin-bottom="9.9pt"/>
    </style:style>
    <style:style style:family="text" style:name="T40">
      <style:text-properties fo:font-weight="bold"/>
    </style:style>
    <style:style style:family="text" style:name="T41">
      <style:text-properties style:text-position="super 58%" fo:font-weight="bold"/>
    </style:style>
    <style:style style:family="text" style:name="T42">
      <style:text-properties fo:font-weight="bold"/>
    </style:style>
    <style:style style:family="text" style:name="T43">
      <style:text-properties style:text-position="super 58%" fo:font-weight="bold"/>
    </style:style>
    <style:style style:family="text" style:name="T44">
      <style:text-properties fo:font-weight="bold"/>
    </style:style>
    <style:style style:family="text" style:name="T45">
      <style:text-properties style:text-position="super 58%" fo:font-weight="bold"/>
    </style:style>
    <style:style style:family="text" style:name="T46">
      <style:text-properties fo:font-weight="bold"/>
    </style:style>
    <style:style style:family="text" style:name="T47">
      <style:text-properties style:text-position="super 58%" fo:font-weight="bold"/>
    </style:style>
    <style:style style:family="text" style:name="T48">
      <style:text-properties fo:font-weight="bold"/>
    </style:style>
    <style:style style:family="text" style:name="T49">
      <style:text-properties fo:font-weight="bold"/>
    </style:style>
    <style:style style:family="paragraph" style:name="P40">
      <style:paragraph-properties fo:line-height="11.3pt" fo:margin-bottom="9.9pt"/>
    </style:style>
    <style:style style:family="text" style:name="T50">
      <style:text-properties fo:font-weight="bold"/>
    </style:style>
    <style:style style:family="text" style:name="T51">
      <style:text-properties fo:font-weight="bold"/>
    </style:style>
    <style:style style:family="paragraph" style:name="P41">
      <style:paragraph-properties fo:line-height="11.3pt" fo:margin-bottom="9.9pt"/>
    </style:style>
    <style:style style:family="text" style:name="T52">
      <style:text-properties fo:font-weight="bold"/>
    </style:style>
    <style:style style:family="text" style:name="T53">
      <style:text-properties fo:font-weight="bold"/>
    </style:style>
    <style:style style:family="paragraph" style:name="P42">
      <style:paragraph-properties fo:line-height="11.3pt" fo:text-align="center" fo:margin-bottom="9.9pt"/>
    </style:style>
    <style:style style:family="text" style:name="T54">
      <style:text-properties fo:font-weight="bold"/>
    </style:style>
    <style:style style:family="text" style:name="T55">
      <style:text-properties style:text-position="super 58%" fo:font-weight="bold"/>
    </style:style>
    <style:style style:family="text" style:name="T56">
      <style:text-properties fo:font-weight="bold"/>
    </style:style>
    <style:style style:family="text" style:name="T57">
      <style:text-properties fo:font-weight="bold"/>
    </style:style>
    <style:style style:family="paragraph" style:name="P43">
      <style:paragraph-properties fo:line-height="11.3pt" fo:text-align="left" fo:margin-bottom="9.9pt"/>
    </style:style>
    <style:style style:family="text" style:name="T58">
      <style:text-properties fo:font-weight="bold"/>
    </style:style>
    <style:style style:family="text" style:name="T59">
      <style:text-properties fo:font-weight="bold"/>
    </style:style>
    <style:style style:family="paragraph" style:name="P44">
      <style:paragraph-properties fo:line-height="11.3pt" fo:margin-bottom="9.9pt"/>
    </style:style>
    <style:style style:family="text" style:name="T60">
      <style:text-properties fo:font-weight="bold"/>
    </style:style>
    <style:style style:family="text" style:name="T61">
      <style:text-properties fo:font-weight="bold"/>
    </style:style>
    <style:style style:family="paragraph" style:name="P45">
      <style:paragraph-properties fo:line-height="11.3pt" fo:margin-bottom="9.9pt"/>
    </style:style>
    <style:style style:family="text" style:name="T62">
      <style:text-properties fo:font-weight="bold"/>
    </style:style>
    <style:style style:family="text" style:name="T63">
      <style:text-properties fo:font-weight="bold"/>
    </style:style>
    <style:style style:family="paragraph" style:name="P46">
      <style:paragraph-properties fo:line-height="11.3pt" fo:text-align="center" fo:margin-bottom="9.9pt"/>
    </style:style>
    <style:style style:family="text" style:name="T64">
      <style:text-properties fo:font-weight="bold"/>
    </style:style>
    <style:style style:family="text" style:name="T65">
      <style:text-properties fo:font-weight="bold"/>
    </style:style>
    <style:style style:family="paragraph" style:name="P47">
      <style:paragraph-properties fo:line-height="11.3pt" fo:margin-bottom="9.9pt"/>
    </style:style>
    <style:style style:family="text" style:name="T66">
      <style:text-properties fo:font-weight="bold"/>
    </style:style>
    <style:style style:family="text" style:name="T67">
      <style:text-properties fo:font-weight="bold"/>
    </style:style>
    <style:style style:family="paragraph" style:name="P48">
      <style:paragraph-properties fo:line-height="11.3pt" fo:margin-bottom="9.9pt"/>
    </style:style>
    <style:style style:family="text" style:name="T68">
      <style:text-properties fo:font-weight="bold"/>
    </style:style>
    <style:style style:family="text" style:name="T69">
      <style:text-properties fo:font-weight="bold"/>
    </style:style>
    <style:style style:family="text" style:name="T70">
      <style:text-properties fo:font-weight="bold"/>
    </style:style>
    <style:style style:family="paragraph" style:name="P49">
      <style:paragraph-properties fo:line-height="11.3pt" fo:text-align="center" fo:margin-bottom="9.9pt"/>
    </style:style>
    <style:style style:family="text" style:name="T71">
      <style:text-properties fo:font-weight="bold"/>
    </style:style>
    <style:style style:family="text" style:name="T72">
      <style:text-properties fo:font-weight="bold"/>
    </style:style>
    <style:style style:family="paragraph" style:name="P50">
      <style:paragraph-properties fo:line-height="11.3pt" fo:margin-bottom="9.9pt"/>
    </style:style>
    <style:style style:family="text" style:name="T73">
      <style:text-properties fo:font-weight="bold"/>
    </style:style>
  </office:automatic-styles>
  <office:body>
    <office:text text:use-soft-page-breaks="true">
      <text:p text:style-name="P35"><text:span text:style-name="T28">Mauricio Luque Jiménez</text:span><text:span text:style-name="T29"><text:tab/><text:tab/><text:tab/><text:tab/><text:tab/><text:tab/><text:tab/></text:span><text:span text:style-name="T30">A3</text:span><text:span text:style-name="T31"><text:s/><text:tab/></text:span><text:span text:style-name="T32">78004003</text:span><text:span text:style-name="T33"/><text:span/></text:p>
      <text:p text:style-name="P36"><text:span text:style-name="T34"/><text:span/></text:p>
      <text:p text:style-name="P37"><text:span text:style-name="T35">Práctica Relación 5</text:span><text:span text:style-name="T36"/><text:span/></text:p>
      <text:p text:style-name="P38"><text:span text:style-name="T37"/><text:span text:style-name="T38">1. Encontrar un autómata con pila que acepte el lenguaje</text:span><text:span text:style-name="T39"/><text:span/></text:p>
      <text:p text:style-name="P39"><text:span text:style-name="T40">L = {0</text:span><text:span text:style-name="T41">i</text:span><text:span text:style-name="T42"> 1</text:span><text:span text:style-name="T43">j</text:span><text:span text:style-name="T44"> 2</text:span><text:span text:style-name="T45">k</text:span><text:span text:style-name="T46"> 3</text:span><text:span text:style-name="T47">m </text:span><text:span text:style-name="T48">4 tal que i, j, k ≥ 0, m = i + j + k}.</text:span><text:span text:style-name="T49"/><text:span/></text:p>
      <text:p text:style-name="P40"><text:span text:style-name="T50"/><text:span text:style-name="T51"/><text:span/></text:p>
      <text:p text:style-name="P41"><text:span text:style-name="T52">2. Encontrar un autómata con pila que acepte el lenguaje</text:span><text:span text:style-name="T53"/><text:span/></text:p>
      <text:p text:style-name="P42"><text:span text:style-name="T54">L = {1</text:span><text:span text:style-name="T55">n </text:span><text:span text:style-name="T56">w ∈ {0, 1} ∗ tal que |w| = n, n &gt; 0}.</text:span><text:span text:style-name="T57"/><text:span/></text:p>
      <text:p text:style-name="P43"><text:span text:style-name="T58">A partir de su autómata, calcular </text:span><text:span text:style-name="T59">una gramática libre de contexto que lo genere. Eliminar las producciones inútiles de dicha gramática. Pasar la gramática a la forma normal de Chomsky.</text:span><text:span/></text:p>
      <text:p text:style-name="P44"><text:span text:style-name="T60"/><text:span text:style-name="T61"/><text:span/></text:p>
      <text:p text:style-name="P45"><text:span text:style-name="T62">3. Encontrar un autómata con pila que acepte el lenguaje</text:span><text:span text:style-name="T63"/><text:span/></text:p>
      <text:p text:style-name="P46"><text:span text:style-name="T64">L = {0 i 1 j tal que 0 ≤ i ≤ j ≤ 2i}.</text:span><text:span text:style-name="T65"/><text:span/></text:p>
      <text:p text:style-name="P47"><text:span text:style-name="T66"/><text:span text:style-name="T67"/><text:span/></text:p>
      <text:p text:style-name="P48"><text:span text:style-name="T68">4. En</text:span><text:span text:style-name="T69">contrar un autómata con pila determinista que acepte el lenguaje</text:span><text:span text:style-name="T70"/><text:span/></text:p>
      <text:p text:style-name="P49"><text:span text:style-name="T71">L = {a i b j c k tales que i, j, k ≥ 0 y i 6= j}</text:span><text:span text:style-name="T72"/><text:span/></text:p>
      <text:p text:style-name="P50"><text:span text:style-name="T73">por el criterio de pila vacía. ¿Es posible encontrar un autómata con pila determinista que acepte el lenguaje por estados finales?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es" fo:country="ES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7">
      <style:text-properties fo:font-family="Arial" style:font-family-complex="Arial" fo:font-size="11pt" fo:language="es" fo:country="ES"/>
      <style:paragraph-properties fo:line-height="115%" fo:margin-top="0pt" fo:margin-bottom="10pt"/>
    </style:style>
    <style:style style:display-name="DStyle_text" style:family="text" style:name="598">
      <style:text-properties fo:font-family="Arial" style:font-family-complex="Arial" fo:font-size="11pt" fo:language="es" fo:country="ES"/>
    </style:style>
    <style:style style:parent-style-name="597" style:display-name="DStyle_paragraph" style:family="paragraph" style:name="599">
      <style:text-properties fo:font-family="Arial" style:font-family-complex="Arial" fo:font-size="11pt" fo:language="es" fo:country="ES"/>
      <style:paragraph-properties fo:line-height="115%" fo:margin-top="0pt" fo:margin-bottom="10pt"/>
    </style:style>
    <style:style style:parent-style-name="597" style:display-name="DStyle_text" style:family="text" style:name="600">
      <style:text-properties fo:font-family="Arial" style:font-family-complex="Arial" fo:font-size="11pt" fo:language="es" fo:country="ES"/>
    </style:style>
    <style:style style:parent-style-name="653" style:display-name="Heading 1" style:family="paragraph" style:name="601">
      <style:text-properties fo:font-family="Arial" style:font-family-complex="Arial" fo:font-size="20pt"/>
      <style:paragraph-properties fo:margin-top="24pt" fo:margin-bottom="10pt"/>
    </style:style>
    <style:style style:parent-style-name="597" style:display-name="Heading 1 Char" style:family="text" style:name="602">
      <style:text-properties fo:font-family="Arial" style:font-family-complex="Arial" fo:font-size="20pt"/>
    </style:style>
    <style:style style:parent-style-name="653" style:display-name="Heading 2" style:family="paragraph" style:name="603">
      <style:text-properties fo:font-family="Arial" style:font-family-complex="Arial" fo:font-size="17pt"/>
      <style:paragraph-properties fo:margin-top="18pt" fo:margin-bottom="10pt"/>
    </style:style>
    <style:style style:parent-style-name="597" style:display-name="Heading 2 Char" style:family="text" style:name="604">
      <style:text-properties fo:font-family="Arial" style:font-family-complex="Arial" fo:font-size="17pt"/>
    </style:style>
    <style:style style:parent-style-name="653" style:display-name="Heading 3" style:family="paragraph" style:name="605">
      <style:text-properties fo:font-family="Arial" style:font-family-complex="Arial" fo:font-size="15pt"/>
      <style:paragraph-properties fo:margin-top="16pt" fo:margin-bottom="10pt"/>
    </style:style>
    <style:style style:parent-style-name="597" style:display-name="Heading 3 Char" style:family="text" style:name="606">
      <style:text-properties fo:font-family="Arial" style:font-family-complex="Arial" fo:font-size="15pt"/>
    </style:style>
    <style:style style:parent-style-name="653" style:display-name="Heading 4" style:family="paragraph" style:name="607">
      <style:text-properties fo:font-family="Arial" style:font-family-complex="Arial" fo:font-size="13pt" fo:font-weight="bold"/>
      <style:paragraph-properties fo:margin-top="16pt" fo:margin-bottom="10pt"/>
    </style:style>
    <style:style style:parent-style-name="597" style:display-name="Heading 4 Char" style:family="text" style:name="608">
      <style:text-properties fo:font-family="Arial" style:font-family-complex="Arial" fo:font-size="13pt" fo:font-weight="bold"/>
    </style:style>
    <style:style style:parent-style-name="653" style:display-name="Heading 5" style:family="paragraph" style:name="609">
      <style:text-properties fo:font-family="Arial" style:font-family-complex="Arial" fo:font-size="12pt" fo:font-weight="bold"/>
      <style:paragraph-properties fo:margin-top="16pt" fo:margin-bottom="10pt"/>
    </style:style>
    <style:style style:parent-style-name="597" style:display-name="Heading 5 Char" style:family="text" style:name="610">
      <style:text-properties fo:font-family="Arial" style:font-family-complex="Arial" fo:font-size="12pt" fo:font-weight="bold"/>
    </style:style>
    <style:style style:parent-style-name="653" style:display-name="Heading 6" style:family="paragraph" style:name="611">
      <style:text-properties fo:font-family="Arial" style:font-family-complex="Arial" fo:font-size="11pt" fo:font-weight="bold"/>
      <style:paragraph-properties fo:margin-top="16pt" fo:margin-bottom="10pt"/>
    </style:style>
    <style:style style:parent-style-name="597" style:display-name="Heading 6 Char" style:family="text" style:name="612">
      <style:text-properties fo:font-family="Arial" style:font-family-complex="Arial" fo:font-size="11pt" fo:font-weight="bold"/>
    </style:style>
    <style:style style:parent-style-name="653" style:display-name="Heading 7" style:family="paragraph" style:name="61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7" style:display-name="Heading 7 Char" style:family="text" style:name="614">
      <style:text-properties fo:font-family="Arial" style:font-family-complex="Arial" fo:font-size="11pt" fo:font-style="italic" fo:font-weight="bold"/>
    </style:style>
    <style:style style:parent-style-name="653" style:display-name="Heading 8" style:family="paragraph" style:name="615">
      <style:text-properties fo:font-family="Arial" style:font-family-complex="Arial" fo:font-size="11pt" fo:font-style="italic"/>
      <style:paragraph-properties fo:margin-top="16pt" fo:margin-bottom="10pt"/>
    </style:style>
    <style:style style:parent-style-name="597" style:display-name="Heading 8 Char" style:family="text" style:name="616">
      <style:text-properties fo:font-family="Arial" style:font-family-complex="Arial" fo:font-size="11pt" fo:font-style="italic"/>
    </style:style>
    <style:style style:parent-style-name="653" style:display-name="Heading 9" style:family="paragraph" style:name="617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7" style:display-name="Heading 9 Char" style:family="text" style:name="618">
      <style:text-properties fo:font-family="Arial" style:font-family-complex="Arial" fo:font-size="10.5pt" fo:font-style="italic"/>
    </style:style>
    <style:style style:parent-style-name="653" style:display-name="Title" style:family="paragraph" style:name="619">
      <style:text-properties fo:font-size="24pt"/>
      <style:paragraph-properties fo:margin-top="15pt" fo:margin-bottom="10pt"/>
    </style:style>
    <style:style style:parent-style-name="597" style:display-name="Title Char" style:family="text" style:name="620">
      <style:text-properties fo:font-size="24pt"/>
    </style:style>
    <style:style style:parent-style-name="653" style:display-name="Subtitle" style:family="paragraph" style:name="621">
      <style:text-properties fo:font-size="12pt"/>
      <style:paragraph-properties fo:margin-top="10pt" fo:margin-bottom="10pt"/>
    </style:style>
    <style:style style:parent-style-name="597" style:display-name="Subtitle Char" style:family="text" style:name="622">
      <style:text-properties fo:font-size="12pt"/>
    </style:style>
    <style:style style:parent-style-name="653" style:display-name="Quote" style:family="paragraph" style:name="623">
      <style:text-properties fo:font-style="italic"/>
      <style:paragraph-properties fo:margin-left="1.27cm" fo:margin-right="1.27cm" fo:text-indent="0cm"/>
    </style:style>
    <style:style style:parent-style-name="597" style:display-name="Quote Char" style:family="text" style:name="624">
      <style:text-properties fo:font-style="italic"/>
    </style:style>
    <style:style style:parent-style-name="653" style:display-name="Intense Quote" style:family="paragraph" style:name="625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7" style:display-name="Intense Quote Char" style:family="text" style:name="626">
      <style:text-properties fo:font-style="italic"/>
    </style:style>
    <style:style style:parent-style-name="653" style:display-name="Header" style:family="paragraph" style:name="627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7" style:display-name="Header Char" style:family="text" style:name="628"/>
    <style:style style:parent-style-name="653" style:display-name="Footer" style:family="paragraph" style:name="62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7" style:display-name="Footer Char" style:family="text" style:name="630"/>
    <style:style style:parent-style-name="653" style:display-name="Caption" style:family="paragraph" style:name="631">
      <style:text-properties fo:color="#4f81bd" fo:font-size="9pt" fo:font-weight="bold"/>
      <style:paragraph-properties fo:line-height="115%"/>
    </style:style>
    <style:style style:parent-style-name="597" style:display-name="Caption Char" style:family="text" style:name="632"/>
    <style:style style:parent-style-name="597" style:display-name="Hyperlink" style:family="text" style:name="63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34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35">
      <style:text-properties fo:color="#0000ff" style:text-underline-type="single" style:text-underline-style="solid" style:text-underline-width="auto" style:text-underline-color="font-color"/>
    </style:style>
    <style:style style:parent-style-name="653" style:display-name="footnote text" style:family="paragraph" style:name="636">
      <style:text-properties fo:font-size="9pt"/>
      <style:paragraph-properties fo:line-height="100%" fo:margin-bottom="2pt"/>
    </style:style>
    <style:style style:parent-style-name="597" style:display-name="Footnote Text Char" style:family="text" style:name="637">
      <style:text-properties fo:font-size="9pt"/>
    </style:style>
    <style:style style:parent-style-name="597" style:display-name="footnote reference" style:family="text" style:name="638">
      <style:text-properties style:text-position="super 58%"/>
    </style:style>
    <style:style style:parent-style-name="653" style:display-name="endnote text" style:family="paragraph" style:name="639">
      <style:text-properties fo:font-size="10pt"/>
      <style:paragraph-properties fo:line-height="100%" fo:margin-bottom="0pt"/>
    </style:style>
    <style:style style:parent-style-name="597" style:display-name="Endnote Text Char" style:family="text" style:name="640">
      <style:text-properties fo:font-size="10pt"/>
    </style:style>
    <style:style style:parent-style-name="597" style:display-name="endnote reference" style:family="text" style:name="641">
      <style:text-properties style:text-position="super 58%"/>
    </style:style>
    <style:style style:parent-style-name="653" style:display-name="toc 1" style:family="paragraph" style:name="642">
      <style:paragraph-properties fo:margin-left="0cm" fo:margin-right="0cm" fo:text-indent="0cm" fo:margin-bottom="2.85pt"/>
    </style:style>
    <style:style style:parent-style-name="653" style:display-name="toc 2" style:family="paragraph" style:name="643">
      <style:paragraph-properties fo:margin-left="0.4992cm" fo:margin-right="0cm" fo:text-indent="0cm" fo:margin-bottom="2.85pt"/>
    </style:style>
    <style:style style:parent-style-name="653" style:display-name="toc 3" style:family="paragraph" style:name="644">
      <style:paragraph-properties fo:margin-left="1cm" fo:margin-right="0cm" fo:text-indent="0cm" fo:margin-bottom="2.85pt"/>
    </style:style>
    <style:style style:parent-style-name="653" style:display-name="toc 4" style:family="paragraph" style:name="645">
      <style:paragraph-properties fo:margin-left="1.499cm" fo:margin-right="0cm" fo:text-indent="0cm" fo:margin-bottom="2.85pt"/>
    </style:style>
    <style:style style:parent-style-name="653" style:display-name="toc 5" style:family="paragraph" style:name="646">
      <style:paragraph-properties fo:margin-left="2cm" fo:margin-right="0cm" fo:text-indent="0cm" fo:margin-bottom="2.85pt"/>
    </style:style>
    <style:style style:parent-style-name="653" style:display-name="toc 6" style:family="paragraph" style:name="647">
      <style:paragraph-properties fo:margin-left="2.5cm" fo:margin-right="0cm" fo:text-indent="0cm" fo:margin-bottom="2.85pt"/>
    </style:style>
    <style:style style:parent-style-name="653" style:display-name="toc 7" style:family="paragraph" style:name="648">
      <style:paragraph-properties fo:margin-left="3.001cm" fo:margin-right="0cm" fo:text-indent="0cm" fo:margin-bottom="2.85pt"/>
    </style:style>
    <style:style style:parent-style-name="653" style:display-name="toc 8" style:family="paragraph" style:name="649">
      <style:paragraph-properties fo:margin-left="3.5cm" fo:margin-right="0cm" fo:text-indent="0cm" fo:margin-bottom="2.85pt"/>
    </style:style>
    <style:style style:parent-style-name="653" style:display-name="toc 9" style:family="paragraph" style:name="650">
      <style:paragraph-properties fo:margin-left="4.001cm" fo:margin-right="0cm" fo:text-indent="0cm" fo:margin-bottom="2.85pt"/>
    </style:style>
    <style:style style:parent-style-name="599" style:display-name="TOC Heading" style:family="paragraph" style:name="651"/>
    <style:style style:parent-style-name="653" style:display-name="table of figures" style:family="paragraph" style:name="652">
      <style:paragraph-properties fo:margin-bottom="0pt"/>
    </style:style>
    <style:style style:class="default" style:display-name="Normal" style:family="paragraph" style:name="653">
      <style:text-properties/>
      <style:paragraph-properties/>
    </style:style>
    <style:style style:parent-style-name="653" style:display-name="No Spacing" style:family="paragraph" style:name="654">
      <style:paragraph-properties fo:line-height="100%" fo:margin-bottom="0pt"/>
    </style:style>
    <style:style style:parent-style-name="653" style:display-name="List Paragraph" style:family="paragraph" style:name="655">
      <style:paragraph-properties fo:margin-left="1.27cm" fo:margin-right="0cm" fo:text-indent="0cm"/>
    </style:style>
    <style:style style:class="default" style:display-name="Default Paragraph Font" style:family="text" style:name="656"/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